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Value(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BucketMap.containsValue( final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trySet.remove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remove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cBucketMap.get( final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eySet.remove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KeySe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nextEn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BucketMap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BucketMap.put( final Object key , final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aticBucket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Bucket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icBucket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containsKey( final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ticBucketMap.StaticBucketMap( int numBuck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cBucketMap.atomic( Runnabl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BucketMap.StaticBuck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ticBucketMap.getHash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Iterator.has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aticBucketMap.putAll( Map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BucketMap.atomic( Runnable r , int bu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